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E000001CA3CEAAEE4.png" manifest:media-type="image/png"/>
  <manifest:file-entry manifest:full-path="Pictures/100000000000018200000165EF85D64A.png" manifest:media-type="image/png"/>
  <manifest:file-entry manifest:full-path="Pictures/1000000000000267000001DDF62373A5.png" manifest:media-type="image/png"/>
  <manifest:file-entry manifest:full-path="Pictures/100000000000017500000186055A42F7.png" manifest:media-type="image/png"/>
  <manifest:file-entry manifest:full-path="Pictures/100000000000016A000001807C6FDABE.png" manifest:media-type="image/png"/>
  <manifest:file-entry manifest:full-path="Pictures/1000000000000155000001520433F61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0.217cm" svg:height="9.8cm" svg:x="2.883cm" svg:y="6.4cm">
          <draw:image xlink:href="Pictures/1000000000000155000001520433F611.png" xlink:type="simple" xlink:show="embed" xlink:actuate="onLoad">
            <text:p/>
          </draw:image>
        </draw:frame>
        <draw:frame draw:style-name="gr1" draw:text-style-name="P1" draw:layer="layout" svg:width="8.762cm" svg:height="9.693cm" svg:x="14.9cm" svg:y="6.407cm">
          <draw:image xlink:href="Pictures/100000000000019E000001CA3CEAAEE4.png" xlink:type="simple" xlink:show="embed" xlink:actuate="onLoad">
            <text:p/>
          </draw:image>
        </draw:frame>
        <draw:frame draw:style-name="gr2" draw:layer="layout" svg:width="5.251cm" svg:height="1.047cm" svg:x="5.349cm" svg:y="16.753cm">
          <draw:text-box>
            <text:p>(a) 五子棋/圍棋</text:p>
          </draw:text-box>
        </draw:frame>
        <draw:frame draw:style-name="gr2" draw:layer="layout" svg:width="2.867cm" svg:height="1.047cm" svg:x="17.733cm" svg:y="16.6cm">
          <draw:text-box>
            <text:p>(b) 象棋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cm" svg:height="10.2cm" svg:x="2.2cm" svg:y="6.4cm">
          <draw:image xlink:href="Pictures/100000000000018200000165EF85D64A.png" xlink:type="simple" xlink:show="embed" xlink:actuate="onLoad">
            <text:p/>
          </draw:image>
        </draw:frame>
        <draw:frame draw:style-name="gr1" draw:text-style-name="P1" draw:layer="layout" svg:width="11.294cm" svg:height="10.454cm" svg:x="14.2cm" svg:y="6.2cm">
          <draw:image xlink:href="Pictures/100000000000017500000186055A42F7.png" xlink:type="simple" xlink:show="embed" xlink:actuate="onLoad">
            <text:p/>
          </draw:image>
        </draw:frame>
        <draw:frame draw:style-name="gr2" draw:layer="layout" svg:width="4.772cm" svg:height="1.047cm" svg:x="4.6cm" svg:y="16.754cm">
          <draw:text-box>
            <text:p>(a) 西洋棋棋子</text:p>
          </draw:text-box>
        </draw:frame>
        <draw:frame draw:style-name="gr2" draw:layer="layout" svg:width="4.772cm" svg:height="1.047cm" svg:x="17.228cm" svg:y="16.753cm">
          <draw:text-box>
            <text:p>(b) 西洋棋棋盤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017cm" svg:height="10.096cm" svg:x="2.983cm" svg:y="5.704cm">
          <draw:image xlink:href="Pictures/1000000000000267000001DDF62373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6cm" svg:height="9.527cm" svg:x="4.4cm" svg:y="7.4cm">
          <draw:image xlink:href="Pictures/100000000000016A000001807C6FDA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1T16:02:30.62</meta:creation-date>
    <dc:date>2014-05-21T17:21:58.39</dc:date>
    <meta:editing-duration>PT1H57S</meta:editing-duration>
    <meta:editing-cycles>1</meta:editing-cycles>
    <meta:document-statistic meta:object-count="43"/>
    <meta:generator>LibreOffice/3.5$Windows_x86 LibreOffice_project/7122e39-92ed229-498d286-15e43b4-d70da21</meta:generator>
  </office:meta>
</office:document-meta>
</file>